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38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32.84mm"/>
    </style:style>
    <style:style style:name="co5" style:family="table-column">
      <style:table-column-properties fo:break-before="auto" style:column-width="18.77mm"/>
    </style:style>
    <style:style style:name="ro1" style:family="table-row">
      <style:table-row-properties style:row-height="4.7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178.38mm" svg:y="62.91mm">
            <loext:p draw:notify-on-update-of-ranges="Sheet1.A14:Sheet1.A21 Sheet1.B14:Sheet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econds per 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_g1_h100000_f0.00014584_a6371220_u0_robert1_pdeid1_fsphere0_C00000100_Tn010_t-0000001_o-0000001_tsm001_tso1_rexim00000000_rexih0.15_rexihalf1_rexiextmodes02.out</text:p>
          </table:table-cell>
          <table:table-cell office:value-type="float" office:value="0.962495" calcext:value-type="float">
            <text:p>0.962495</text:p>
          </table:table-cell>
          <table:table-cell office:value-type="float" office:value="100" calcext:value-type="float">
            <text:p>100</text:p>
          </table:table-cell>
          <table:table-cell table:formula="of:=[.B4]/[.C4]" office:value-type="float" office:value="0.00962495" calcext:value-type="float">
            <text:p>0.00962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_g1_h100000_f0.00014584_a6371220_u0_robert1_pdeid1_fsphere0_C00000100_Tn010_t-0000001_o-0000001_tsm001_tso2_rexim00000000_rexih0.15_rexihalf1_rexiextmodes02.out</text:p>
          </table:table-cell>
          <table:table-cell office:value-type="float" office:value="1.810285" calcext:value-type="float">
            <text:p>1.810285</text:p>
          </table:table-cell>
          <table:table-cell office:value-type="float" office:value="100" calcext:value-type="float">
            <text:p>100</text:p>
          </table:table-cell>
          <table:table-cell table:formula="of:=[.B5]/[.C5]" office:value-type="float" office:value="0.01810285" calcext:value-type="float">
            <text:p>0.01810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_g1_h100000_f0.00014584_a6371220_u0_robert1_pdeid1_fsphere0_C00000100_Tn010_t-0000001_o-0000001_tsm001_tso3_rexim00000000_rexih0.15_rexihalf1_rexiextmodes02.out</text:p>
          </table:table-cell>
          <table:table-cell office:value-type="float" office:value="2.686939" calcext:value-type="float">
            <text:p>2.686939</text:p>
          </table:table-cell>
          <table:table-cell office:value-type="float" office:value="100" calcext:value-type="float">
            <text:p>100</text:p>
          </table:table-cell>
          <table:table-cell table:formula="of:=[.B6]/[.C6]" office:value-type="float" office:value="0.02686939" calcext:value-type="float">
            <text:p>0.02686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_g1_h100000_f0.00014584_a6371220_u0_robert1_pdeid1_fsphere0_C00000100_Tn010_t-0000001_o-0000001_tsm001_tso4_rexim00000000_rexih0.15_rexihalf1_rexiextmodes02.out</text:p>
          </table:table-cell>
          <table:table-cell office:value-type="float" office:value="3.547087" calcext:value-type="float">
            <text:p>3.547087</text:p>
          </table:table-cell>
          <table:table-cell office:value-type="float" office:value="100" calcext:value-type="float">
            <text:p>100</text:p>
          </table:table-cell>
          <table:table-cell table:formula="of:=[.B7]/[.C7]" office:value-type="float" office:value="0.03547087" calcext:value-type="float">
            <text:p>0.03547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_g1_h100000_f0.00014584_a6371220_u0_robert1_pdeid1_fsphere0_C00000100_Tn010_t-0000001_o-0000001_tsm002_tso2_rexim00000000_rexih0.15_rexihalf1_rexiextmodes02.out</text:p>
          </table:table-cell>
          <table:table-cell office:value-type="float" office:value="1.125721" calcext:value-type="float">
            <text:p>1.125721</text:p>
          </table:table-cell>
          <table:table-cell office:value-type="float" office:value="100" calcext:value-type="float">
            <text:p>100</text:p>
          </table:table-cell>
          <table:table-cell table:formula="of:=[.B8]/[.C8]" office:value-type="float" office:value="0.01125721" calcext:value-type="float">
            <text:p>0.011257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_g1_h100000_f0.00014584_a6371220_u0_robert1_pdeid1_fsphere0_C00000100_Tn010_t-0000001_o-0000001_tsm003_tso1_rexim00000000_rexih0.15_rexihalf1_rexiextmodes02.out</text:p>
          </table:table-cell>
          <table:table-cell office:value-type="float" office:value="1.233501" calcext:value-type="float">
            <text:p>1.233501</text:p>
          </table:table-cell>
          <table:table-cell office:value-type="float" office:value="100" calcext:value-type="float">
            <text:p>100</text:p>
          </table:table-cell>
          <table:table-cell table:formula="of:=[.B9]/[.C9]" office:value-type="float" office:value="0.01233501" calcext:value-type="float">
            <text:p>0.01233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_g1_h100000_f0.00014584_a6371220_u0_robert1_pdeid1_fsphere0_C00000100_Tn010_t-0000001_o-0000001_tsm003_tso2_rexim00000000_rexih0.15_rexihalf1_rexiextmodes02.out</text:p>
          </table:table-cell>
          <table:table-cell office:value-type="float" office:value="2.111623" calcext:value-type="float">
            <text:p>2.111623</text:p>
          </table:table-cell>
          <table:table-cell office:value-type="float" office:value="100" calcext:value-type="float">
            <text:p>100</text:p>
          </table:table-cell>
          <table:table-cell table:formula="of:=[.B10]/[.C10]" office:value-type="float" office:value="0.02111623" calcext:value-type="float">
            <text:p>0.021116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_g1_h100000_f0.00014584_a6371220_u0_robert1_pdeid1_fsphere0_C00000100_Tn010_t-0000001_o-0000001_tsm100_tso0_rexim00000128_rexih0.15_rexihalf1_rexiextmodes02.out</text:p>
          </table:table-cell>
          <table:table-cell office:value-type="float" office:value="825.567813" calcext:value-type="float">
            <text:p>825.567813</text:p>
          </table:table-cell>
          <table:table-cell table:formula="of:=(128+12)*100" office:value-type="float" office:value="14000" calcext:value-type="float">
            <text:p>14000</text:p>
          </table:table-cell>
          <table:table-cell table:formula="of:=[.B11]/[.C11]" office:value-type="float" office:value="0.0589691295" calcext:value-type="float">
            <text:p>0.058969129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unge-Kutta order 1</text:p>
          </table:table-cell>
          <table:table-cell table:formula="of:=[.D4]" office:value-type="float" office:value="0.00962495" calcext:value-type="float">
            <text:p>0.009624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ge-Kutta order 2</text:p>
          </table:table-cell>
          <table:table-cell table:formula="of:=[.D5]" office:value-type="float" office:value="0.01810285" calcext:value-type="float">
            <text:p>0.018102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ge-Kutta order 3</text:p>
          </table:table-cell>
          <table:table-cell table:formula="of:=[.D6]" office:value-type="float" office:value="0.02686939" calcext:value-type="float">
            <text:p>0.026869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ge-Kutta order 4</text:p>
          </table:table-cell>
          <table:table-cell table:formula="of:=[.D7]" office:value-type="float" office:value="0.03547087" calcext:value-type="float">
            <text:p>0.035470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pfrog</text:p>
          </table:table-cell>
          <table:table-cell table:formula="of:=[.D8]" office:value-type="float" office:value="0.01125721" calcext:value-type="float">
            <text:p>0.011257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ckward Euler order 1</text:p>
          </table:table-cell>
          <table:table-cell table:formula="of:=[.D9]" office:value-type="float" office:value="0.01233501" calcext:value-type="float">
            <text:p>0.012335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nk-Nicolson order 2</text:p>
          </table:table-cell>
          <table:table-cell table:formula="of:=[.D10]" office:value-type="float" office:value="0.02111623" calcext:value-type="float">
            <text:p>0.021116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lving one REXI term</text:p>
          </table:table-cell>
          <table:table-cell table:formula="of:=[.D11]" office:value-type="float" office:value="0.0589691295" calcext:value-type="float">
            <text:p>0.058969129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ne REXI term</text:p>
          </table:table-cell>
          <table:table-cell table:formula="of:=[.B$21]/[.B21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ge-Kutta order 1</text:p>
          </table:table-cell>
          <table:table-cell table:formula="of:=[.B$21]/[.B14]" office:value-type="float" office:value="6.12669463217991" calcext:value-type="float">
            <text:p>6.126694632179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ge-Kutta order 2</text:p>
          </table:table-cell>
          <table:table-cell table:formula="of:=[.B$21]/[.B15]" office:value-type="float" office:value="3.25745004239664" calcext:value-type="float">
            <text:p>3.257450042396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ge-Kutta order 3</text:p>
          </table:table-cell>
          <table:table-cell table:formula="of:=[.B$21]/[.B16]" office:value-type="float" office:value="2.19465828960017" calcext:value-type="float">
            <text:p>2.19465828960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ge-Kutta order 4</text:p>
          </table:table-cell>
          <table:table-cell table:formula="of:=[.B$21]/[.B17]" office:value-type="float" office:value="1.66246639848416" calcext:value-type="float">
            <text:p>1.662466398484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pfrog</text:p>
          </table:table-cell>
          <table:table-cell table:formula="of:=[.B$21]/[.B18]" office:value-type="float" office:value="5.23834320404434" calcext:value-type="float">
            <text:p>5.238343204044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ckward Euler order 1</text:p>
          </table:table-cell>
          <table:table-cell table:formula="of:=[.B$21]/[.B19]" office:value-type="float" office:value="4.7806308628854" calcext:value-type="float">
            <text:p>4.78063086288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nk-Nicolson order 2</text:p>
          </table:table-cell>
          <table:table-cell table:formula="of:=[.B$21]/[.B20]" office:value-type="float" office:value="2.79259742387727" calcext:value-type="float">
            <text:p>2.79259742387727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[.B21]/[.B20]" office:value-type="float" office:value="2.79259742387727" calcext:value-type="float">
            <text:p>2.79259742387727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chreiber</meta:initial-creator>
    <dc:creator>Martin Schreiber</dc:creator>
    <meta:editing-cycles>3</meta:editing-cycles>
    <meta:creation-date>2017-03-30T10:27:18</meta:creation-date>
    <dc:date>2017-05-12T19:12:53.589925473</dc:date>
    <meta:editing-duration>PT14M49S</meta:editing-duration>
    <meta:generator>LibreOffice/5.3.1.2$Linux_X86_64 LibreOffice_project/30m0$Build-2</meta:generator>
    <meta:printed-by>Martin Schreiber</meta:printed-by>
    <meta:print-date>2017-05-12T18:44:37.258851042</meta:print-date>
    <meta:document-statistic meta:table-count="1" meta:cell-count="6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family="Arial" style:font-style-name="Bold"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4:Sheet1.B21" chart:data-source-has-labels="column" svg:x="1.328cm" svg:y="0.18cm" svg:width="14.352cm" svg:height="8.64cm">
          <chartooo:coordinate-region svg:x="2.862cm" svg:y="0.18cm" svg:width="12.818cm" svg:height="5.423cm"/>
          <chart:axis chart:dimension="x" chart:name="primary-x" chart:style-name="ch3" chartooo:axis-type="auto">
            <chartooo:date-scale/>
            <chart:categories table:cell-range-address="Sheet1.A14:Sheet1.A21"/>
          </chart:axis>
          <chart:axis chart:dimension="y" chart:name="primary-y" chart:style-name="ch4">
            <chart:title svg:x="1.009cm" svg:y="4.465cm" chart:style-name="ch5">
              <text:p>Seconds per time step</text:p>
            </chart:title>
            <chart:grid chart:style-name="ch6" chart:class="major"/>
          </chart:axis>
          <chart:series chart:style-name="ch7" chart:values-cell-range-address="Sheet1.B14:Sheet1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unge-Kutta order 1</text:p>
                <draw:g>
                  <svg:desc>Sheet1.A14:Sheet1.A21</svg:desc>
                </draw:g>
              </table:table-cell>
              <table:table-cell office:value-type="float" office:value="0.00962495">
                <text:p>0.00962495</text:p>
                <draw:g>
                  <svg:desc>Sheet1.B14:Sheet1.B21</svg:desc>
                </draw:g>
              </table:table-cell>
            </table:table-row>
            <table:table-row>
              <table:table-cell office:value-type="string">
                <text:p>Runge-Kutta order 2</text:p>
              </table:table-cell>
              <table:table-cell office:value-type="float" office:value="0.01810285">
                <text:p>0.01810285</text:p>
              </table:table-cell>
            </table:table-row>
            <table:table-row>
              <table:table-cell office:value-type="string">
                <text:p>Runge-Kutta order 3</text:p>
              </table:table-cell>
              <table:table-cell office:value-type="float" office:value="0.02686939">
                <text:p>0.02686939</text:p>
              </table:table-cell>
            </table:table-row>
            <table:table-row>
              <table:table-cell office:value-type="string">
                <text:p>Runge-Kutta order 4</text:p>
              </table:table-cell>
              <table:table-cell office:value-type="float" office:value="0.03547087">
                <text:p>0.03547087</text:p>
              </table:table-cell>
            </table:table-row>
            <table:table-row>
              <table:table-cell office:value-type="string">
                <text:p>Leapfrog</text:p>
              </table:table-cell>
              <table:table-cell office:value-type="float" office:value="0.01125721">
                <text:p>0.01125721</text:p>
              </table:table-cell>
            </table:table-row>
            <table:table-row>
              <table:table-cell office:value-type="string">
                <text:p>Backward Euler order 1</text:p>
              </table:table-cell>
              <table:table-cell office:value-type="float" office:value="0.01233501">
                <text:p>0.01233501</text:p>
              </table:table-cell>
            </table:table-row>
            <table:table-row>
              <table:table-cell office:value-type="string">
                <text:p>Crank-Nicolson order 2</text:p>
              </table:table-cell>
              <table:table-cell office:value-type="float" office:value="0.02111623">
                <text:p>0.02111623</text:p>
              </table:table-cell>
            </table:table-row>
            <table:table-row>
              <table:table-cell office:value-type="string">
                <text:p>Solving one REXI term</text:p>
              </table:table-cell>
              <table:table-cell office:value-type="float" office:value="0.0589691295">
                <text:p>0.0589691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